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-[.B2]" office:value-type="float" office:value="0" calcext:value-type="float">
            <text:p>0</text:p>
          </table:table-cell>
          <table:table-cell table:style-name="ce10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7" table:formula="of:=1-[.B3]" office:value-type="float" office:value="0.0499999999999999" calcext:value-type="float">
            <text:p>0.0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8" table:formula="of:=1-[.B4]" office:value-type="float" office:value="0.0999999999999999" calcext:value-type="float">
            <text:p>0.1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8" table:formula="of:=1-[.B5]" office:value-type="float" office:value="0.15" calcext:value-type="float">
            <text:p>0.1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8" table:formula="of:=1-[.B6]" office:value-type="float" office:value="0.2" calcext:value-type="float">
            <text:p>0.2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8" table:formula="of:=1-[.B7]" office:value-type="float" office:value="0.25" calcext:value-type="float">
            <text:p>0.2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8" table:formula="of:=1-[.B8]" office:value-type="float" office:value="0.3" calcext:value-type="float">
            <text:p>0.3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8" table:formula="of:=1-[.B9]" office:value-type="float" office:value="0.35" calcext:value-type="float">
            <text:p>0.3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8" table:formula="of:=1-[.B10]" office:value-type="float" office:value="0.4" calcext:value-type="float">
            <text:p>0.4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8" table:formula="of:=1-[.B11]" office:value-type="float" office:value="0.45" calcext:value-type="float">
            <text:p>0.4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5" calcext:value-type="float">
            <text:p>0.5</text:p>
          </table:table-cell>
          <table:table-cell table:style-name="ce8" table:formula="of:=1-[.B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8" table:formula="of:=1-[.B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4" calcext:value-type="float">
            <text:p>0.4</text:p>
          </table:table-cell>
          <table:table-cell table:style-name="ce8" table:formula="of:=1-[.B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8" table:formula="of:=1-[.B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8" table:formula="of:=1-[.B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8" table:formula="of:=1-[.B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2" calcext:value-type="float">
            <text:p>0.2</text:p>
          </table:table-cell>
          <table:table-cell table:style-name="ce8" table:formula="of:=1-[.B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8" table:formula="of:=1-[.B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1" calcext:value-type="float">
            <text:p>0.1</text:p>
          </table:table-cell>
          <table:table-cell table:style-name="ce8" table:formula="of:=1-[.B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8" table:formula="of:=1-[.B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  <table:table-cell table:formula="of:=[.P22]/[.Q22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  <table:table-cell table:formula="of:=[.P23]/[.Q23]" office:value-type="float" office:value="0.4" calcext:value-type="float">
            <text:p>0.4</text:p>
          </table:table-cell>
          <table:table-cell office:value-type="float" office:value="0.0499999999999999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7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999999999999999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7"/>
          <table:table-cell table:number-columns-repeated="7"/>
          <table:table-cell table:formula="of:=[.P25]/[.Q25]"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7"/>
          <table:table-cell table:number-columns-repeated="7"/>
          <table:table-cell table:formula="of:=[.P26]/[.Q26]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  <table:table-cell table:formula="of:=[.P27]/[.Q27]"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formula="of:=[.P28]/[.Q28]" office:value-type="float" office:value="0.625" calcext:value-type="float">
            <text:p>0.62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  <table:table-cell table:formula="of:=[.P30]/[.Q30]" office:value-type="float" office:value="0.625" calcext:value-type="float">
            <text:p>0.625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  <table:table-cell table:formula="of:=[.P31]/[.Q31]" office:value-type="float" office:value="0.375" calcext:value-type="float">
            <text:p>0.375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  <table:table-cell table:formula="of:=[.P32]/[.Q32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  <table:table-cell table:formula="of:=[.P33]/[.Q33]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  <table:table-cell table:formula="of:=[.P34]/[.Q34]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  <table:table-cell table:formula="of:=[.P38]/[.Q38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  <table:table-cell table:formula="of:=[.P39]/[.Q39]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  <table:table-cell table:number-columns-repeated="2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8"/>
          <table:table-cell table:formula="of:=[.P42]/[.Q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9999999999999" calcext:value-type="float">
            <text:p>0.0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99999999999999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cells.B1:cells.M1 cells.B3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4:cells.C1048576 cells.C3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2:cells.F1048576 cells.F2:cells.F23 cells.F27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2:cells.B22 cells.C3:cells.C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2:cells.B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4:cells.F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5:27.941611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5:41.737820563</dc:date>
    <dc:creator>Robrecht Cannoodt</dc:creator>
    <meta:editing-duration>PT3H28M40S</meta:editing-duration>
    <meta:editing-cycles>22</meta:editing-cycles>
    <meta:document-statistic meta:table-count="2" meta:cell-count="361" meta:object-count="0"/>
  </office:meta>
</office:document-meta>
</file>